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146e41" officeooo:paragraph-rsid="00146e41"/>
    </style:style>
    <style:style style:name="P3" style:family="paragraph" style:parent-style-name="Text_20_body">
      <style:paragraph-properties fo:text-align="end" style:justify-single-word="false"/>
    </style:style>
    <style:style style:name="T1" style:family="text">
      <style:text-properties officeooo:rsid="00146e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ОСКОВСКИЙ АВИАЦИОННЫЙ ИНСТИТУТ</text:p>
      <text:p text:style-name="P2">(НАЦИОНАЛЬНЫЙ ИССЛЕДОВАТЕЛЬСКИЙ УНИВЕРСИТЕТ)</text:p>
      <text:p text:style-name="P1"/>
      <text:p text:style-name="P1"/>
      <text:p text:style-name="P1"/>
      <text:p text:style-name="P1"/>
      <text:p text:style-name="P1"/>
      <text:p text:style-name="P1"/>
      <text:p text:style-name="P1">ОТЧЕТ ПО ЛАБОРАТОРНОЙ РАБОТЕ №3 </text:p>
      <text:p text:style-name="P1">ПО КУРСУ </text:p>
      <text:p text:style-name="P1">ЛОГИЧЕСКОЕ ПРОГРАММИРОВАНИЕ </text:p>
      <text:p text:style-name="P3"/>
      <text:p text:style-name="P3"/>
      <text:p text:style-name="P3">Студент группы 8О-20<text:span text:style-name="T1">6</text:span>Б <text:span text:style-name="T1">Лобанов О</text:span>. А. </text:p>
      <text:p text:style-name="P3">№ Варианта 2 </text:p>
      <text:p text:style-name="P3">Преподаватель: Сошников Д.В. </text:p>
      <text:p text:style-name="P3">Левинская М.А. </text:p>
      <text:p text:style-name="P3">Отчёт сдан « » 201<text:span text:style-name="T1">8</text:span> г. </text:p>
      <text:p text:style-name="P3">Оценка: </text:p>
      <text:p text:style-name="P3">Подпись преподавателя: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ТЕМА РАБОТЫ: </text:p>
      <text:p text:style-name="Text_20_body">Применение Пролога для решения задач поиска в пространстве состояний. </text:p>
      <text:p text:style-name="Text_20_body">ЦЕЛЬ РАБОТЫ: </text:p>
      <text:p text:style-name="Text_20_body">Написать и отладить Пролог-программу решения задач искусственного интеллекта, используя технологию поиска в пространстве состояний, в соответствии с номером варианта. </text:p>
      <text:p text:style-name="Text_20_body">ВАРИАНТ ЗАДАНИЯ (№2): </text:p>
      <text:p text:style-name="Text_20_body">Три миссионера и три каннибала хотят переправиться с левого берега реки на правый. Как это сделать за минимальное число шагов, если в их распоряжении имеется трехместная лодка и ни при каких обстоятельствах (в лодке или на берегу) миссионеры не должны оставаться в меньшинстве. </text:p>
      <text:p text:style-name="Text_20_body">ИСПОЛЬЗОВАННАЯ ВЕРСИЯ PROLOG: </text:p>
      <text:p text:style-name="Text_20_body">SWI – Prolog 7.3.28. </text:p>
      <text:p text:style-name="Text_20_body">КОД ПРОГРАММЫ: </text:p>
      <text:p text:style-name="Text_20_body">:- use_module(library(statistics)). </text:p>
      <text:p text:style-name="Text_20_body">int(1). </text:p>
      <text:p text:style-name="Text_20_body">int(N) :- int(M), N is M+1. </text:p>
      <text:p text:style-name="Text_20_body">inv_print([]). </text:p>
      <text:p text:style-name="Text_20_body">inv_print([A|T]) :- inv_print(T), write(A), nl. </text:p>
      <text:p text:style-name="Text_20_body">cd(A,B) :- A*A &gt;= A*B. </text:p>
      <text:p text:style-name="Text_20_body">step([lft, [A,B], [C,D]],[rht,[A1,B1],[C1,D1]]) :- </text:p>
      <text:p text:style-name="Text_20_body">cd(A,B), cd(C,D), member(DA,[0,1,2]), member(DB,[0,1]), 3&gt;=DA+DB, DA&gt;=DB, (DA&gt;0;DB&gt;0), </text:p>
      <text:p text:style-name="Text_20_body">A&gt;=DA,B&gt;=DB, A1 is A-DA, B1 is B-DB, C1 is C+DA, D1 is D+DB. </text:p>
      <text:p text:style-name="Text_20_body">step([rht, A, B], [lft, C, D]) :- step([lft, B, A], [rht, D, C]). </text:p>
      <text:p text:style-name="Text_20_body">prolong([X | T], [Y, X | T]):- </text:p>
      <text:p text:style-name="Text_20_body">step(X, Y), </text:p>
      <text:p text:style-name="Text_20_body">not(member(Y, [X | T])). </text:p>
      <text:p text:style-name="Text_20_body">search_dpth(A, B):- </text:p>
      <text:p text:style-name="Text_20_body">statistics(walltime, _), </text:p>
      <text:p text:style-name="Text_20_body">dpth([A], B, P), </text:p>
      <text:p text:style-name="Text_20_body">statistics(walltime, [_ | [ExecutionTime]]), </text:p>
      <text:p text:style-name="Text_20_body">inv_print(P), </text:p>
      <text:p text:style-name="Text_20_body"><text:soft-page-break/>write('Time '), write(ExecutionTime), write(' mssec.'), nl. </text:p>
      <text:p text:style-name="Text_20_body">dpth([X | T], X, [X | T]). </text:p>
      <text:p text:style-name="Text_20_body">dpth(P, F, L) :- </text:p>
      <text:p text:style-name="Text_20_body">prolong(P, P1), </text:p>
      <text:p text:style-name="Text_20_body">dpth(P1, F, L). </text:p>
      <text:p text:style-name="Text_20_body">search_bdth(A,B) :- </text:p>
      <text:p text:style-name="Text_20_body">statistics(walltime, _), </text:p>
      <text:p text:style-name="Text_20_body">bdth([[A]],B,P), </text:p>
      <text:p text:style-name="Text_20_body">statistics(walltime, [_ | [ExecutionTime]]), </text:p>
      <text:p text:style-name="Text_20_body">inv_print(P), </text:p>
      <text:p text:style-name="Text_20_body">write('Time '), write(ExecutionTime), write(' msec.'), nl. </text:p>
      <text:p text:style-name="Text_20_body">bdth([[X|T]|_],X,[X|T]). </text:p>
      <text:p text:style-name="Text_20_body">bdth([P|QI],X,R) :- </text:p>
      <text:p text:style-name="Text_20_body">findall(Z, prolong(P,Z),T), </text:p>
      <text:p text:style-name="Text_20_body">append(QI,T,QO), </text:p>
      <text:p text:style-name="Text_20_body">bdth(QO,X,R). </text:p>
      <text:p text:style-name="Text_20_body">bdth([_|T],Y,L) :- </text:p>
      <text:p text:style-name="Text_20_body">bdth(T,Y,L). </text:p>
      <text:p text:style-name="Text_20_body">search_id(A,B) :- </text:p>
      <text:p text:style-name="Text_20_body">statistics(walltime, _), </text:p>
      <text:p text:style-name="Text_20_body">int(DL), </text:p>
      <text:p text:style-name="Text_20_body">depth_id([A],B,P,DL), </text:p>
      <text:p text:style-name="Text_20_body">statistics(walltime, [_ | [ExecutionTime]]), </text:p>
      <text:p text:style-name="Text_20_body">inv_print(P), </text:p>
      <text:p text:style-name="Text_20_body">write('Time '), write(ExecutionTime), write(' ms.'), nl. </text:p>
      <text:p text:style-name="Text_20_body">depth_id([F|T],F,[F|T], _). </text:p>
      <text:p text:style-name="Text_20_body">depth_id(P,F,R,N) :- N&gt;0, </text:p>
      <text:p text:style-name="Text_20_body">prolong(P,NP), N1 is N-1, </text:p>
      <text:p text:style-name="Text_20_body">depth_id(NP,F,R,N1). </text:p>
      <text:p text:style-name="Text_20_body">ТЕСТЫ: (привожу по 3 первых решения, чтобы </text:p>
      <text:p text:style-name="Text_20_body">6 ?- search_dpth([left, [3,3], [0,0]], [_, [0,0], [3,3]]). </text:p>
      <text:p text:style-name="Text_20_body"><text:soft-page-break/>[left,[3,3],[0,0]] </text:p>
      <text:p text:style-name="Text_20_body">[right,[2,2],[1,1]] </text:p>
      <text:p text:style-name="Text_20_body">[left,[3,2],[0,1]] </text:p>
      <text:p text:style-name="Text_20_body">[right,[1,1],[2,2]] </text:p>
      <text:p text:style-name="Text_20_body">[left,[2,2],[1,1]] </text:p>
      <text:p text:style-name="Text_20_body">[right,[0,1],[3,2]] </text:p>
      <text:p text:style-name="Text_20_body">[left,[1,1],[2,2]] </text:p>
      <text:p text:style-name="Text_20_body">[right,[0,0],[3,3]] </text:p>
      <text:p text:style-name="Text_20_body">Time 0 mssec. </text:p>
      <text:p text:style-name="Text_20_body">true . </text:p>
      <text:p text:style-name="Text_20_body">7 ?- search_bdth([left, [3,3], [0,0]], [_, [0,0], [3,3]]). </text:p>
      <text:p text:style-name="Text_20_body">[left,[3,3],[0,0]] </text:p>
      <text:p text:style-name="Text_20_body">[right,[2,2],[1,1]] </text:p>
      <text:p text:style-name="Text_20_body">[left,[3,2],[0,1]] </text:p>
      <text:p text:style-name="Text_20_body">[right,[1,1],[2,2]] </text:p>
      <text:p text:style-name="Text_20_body">[left,[2,2],[1,1]] </text:p>
      <text:p text:style-name="Text_20_body">[right,[0,1],[3,2]] </text:p>
      <text:p text:style-name="Text_20_body">[left,[1,1],[2,2]] </text:p>
      <text:p text:style-name="Text_20_body">[right,[0,0],[3,3]] </text:p>
      <text:p text:style-name="Text_20_body">Time 7 msec. </text:p>
      <text:p text:style-name="Text_20_body">true . </text:p>
      <text:p text:style-name="Text_20_body">8 ?- search_id([left, [3,3], [0,0]], [_, [0,0], [3,3]]). </text:p>
      <text:p text:style-name="Text_20_body">[left,[3,3],[0,0]] </text:p>
      <text:p text:style-name="Text_20_body">[right,[2,2],[1,1]] </text:p>
      <text:p text:style-name="Text_20_body">[left,[3,2],[0,1]] </text:p>
      <text:p text:style-name="Text_20_body">[right,[1,1],[2,2]] </text:p>
      <text:p text:style-name="Text_20_body">[left,[2,2],[1,1]] </text:p>
      <text:p text:style-name="Text_20_body">[right,[0,1],[3,2]] </text:p>
      <text:p text:style-name="Text_20_body">[left,[1,1],[2,2]] </text:p>
      <text:p text:style-name="Text_20_body">[right,[0,0],[3,3]] </text:p>
      <text:p text:style-name="Text_20_body">Time 1 ms. </text:p>
      <text:p text:style-name="Text_20_body"><text:soft-page-break/>true . </text:p>
      <text:p text:style-name="Text_20_body">ВЫВОД: </text:p>
      <text:p text:style-name="Text_20_body">В данной лабораторной работе, я в очередной раз убедился, что Пролог идеально подходит для решения логических задач. Несмотря на огромное количество современных технологий, лучше Пролога в этой области, на мой взгляд, ничего нет. </text:p>
      <text:p text:style-name="Text_20_body">Поиск в глубину занимает много времени и требует O(n) памяти, поиск в ширину может занять как мало, так и много времени (но в первую очередь найдёт кратчайший путь) и требует O(nb) памяти (b – степень ветвления дерева). Поиск в ширину на определённых входных данных может привести к переполнению стека и падению программы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01:07:12.366339085</meta:creation-date>
    <dc:date>2018-12-22T01:09:47.880560163</dc:date>
    <meta:editing-duration>PT2M36S</meta:editing-duration>
    <meta:editing-cycles>1</meta:editing-cycles>
    <meta:document-statistic meta:table-count="0" meta:image-count="0" meta:object-count="0" meta:page-count="5" meta:paragraph-count="105" meta:word-count="436" meta:character-count="3580" meta:non-whitespace-character-count="3145"/>
    <meta:generator>LibreOffice/5.1.6.2$Linux_X86_64 LibreOffice_project/10m0$Build-2</meta:generator>
  </office:meta>
</office:document-meta>
</file>